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fo:margin-top="3.81mm" fo:margin-bottom="0mm" table:align="left" style:may-break-between-rows="false"/>
    </style:style>
    <style:style style:name="Table1.A" style:family="table-column">
      <style:table-column-properties style:column-width="43.97mm"/>
    </style:style>
    <style:style style:name="Table1.B" style:family="table-column">
      <style:table-column-properties style:column-width="43.41mm"/>
    </style:style>
    <style:style style:name="Table1.D" style:family="table-column">
      <style:table-column-properties style:column-width="22.54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eral Journal</text:p>
      <text:p text:style-name="Text_20_body">From Date: <text:placeholder text:placeholder-type="text">&lt;formatLang(from_date, user.language, date=True)&gt;</text:placeholder></text:p>
      <text:p text:style-name="Text_20_body">To Date: <text:placeholder text:placeholder-type="text">&lt;formatLang(to_date, user.language, date=True)&gt;</text:placeholder></text:p>
      <text:section text:style-name="Sect1" text:name="Section1">
        <text:p text:style-name="Text_20_body"><text:placeholder text:placeholder-type="text">&lt;for each="move in objects"&gt;</text:placeholder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Table_20_Heading">Journal Entry: <text:placeholder text:placeholder-type="text">&lt;move.number&gt;</text:placeholder><text:line-break/><text:placeholder text:placeholder-type="text">&lt;move.description&gt;</text:placeholder></text:p>
              </table:table-cell>
              <table:table-cell table:style-name="Table1.A1" office:value-type="string">
                <text:p text:style-name="Table_20_Heading">Date: <text:placeholder text:placeholder-type="text">&lt;formatLang(move.date, user.language, date=True)&gt;</text:placeholder></text:p>
              </table:table-cell>
              <table:table-cell table:style-name="Table1.A1" office:value-type="string">
                <text:p text:style-name="Table_20_Heading">Origin: <text:placeholder text:placeholder-type="text">&lt;move.origin and move.origin.rec_name or ''&gt;</text:placeholder></text:p>
              </table:table-cell>
              <table:table-cell table:style-name="Table1.D1" table:number-columns-spanned="2" office:value-type="string">
                <text:p text:style-name="Table_20_Heading"><text:placeholder text:placeholder-type="text">&lt;if test="move.state == 'posted'"&gt;</text:placeholder></text:p>
                <text:p text:style-name="Table_20_Heading">Posted <text:placeholder text:placeholder-type="text">&lt;move.post_number&gt;</text:placeholder><text:line-break/><text:placeholder text:placeholder-type="text">&lt;formatLang(move.post_date, user.language, date=True)&gt;</text:placeholder></text:p>
                <text:p text:style-name="Table_20_Heading"><text:placeholder text:placeholder-type="text">&lt;/if&gt;</text:placeholder></text:p>
                <text:p text:style-name="Table_20_Heading"><text:placeholder text:placeholder-type="text">&lt;if test="move.state == 'draft'"&gt;</text:placeholder></text:p>
                <text:p text:style-name="Table_20_Heading">Draft</text:p>
                <text:p text:style-name="Table_20_Heading"><text:placeholder text:placeholder-type="text">&lt;/if&gt;</text:placeholder></text:p>
              </table:table-cell>
              <table:covered-table-cell/>
            </table:table-row>
            <table:table-row>
              <table:table-cell table:style-name="Table1.A2" office:value-type="string">
                <text:p text:style-name="P4">Account</text:p>
              </table:table-cell>
              <table:table-cell table:style-name="Table1.A2" table:number-columns-spanned="2" office:value-type="string">
                <text:p text:style-name="P4">Description</text:p>
              </table:table-cell>
              <table:covered-table-cell/>
              <table:table-cell table:style-name="Table1.A2" office:value-type="string">
                <text:p text:style-name="P4">Debit</text:p>
              </table:table-cell>
              <table:table-cell table:style-name="Table1.E2" office:value-type="string">
                <text:p text:style-name="P4">Credit</text:p>
              </table:table-cell>
            </table:table-row>
          </table:table-header-rows>
          <table:table-row>
            <table:table-cell table:style-name="Table1.A5" table:number-columns-spanned="5" office:value-type="string">
              <text:p text:style-name="P5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5"><text:placeholder text:placeholder-type="text">&lt;(line.account.code and (line.account.code + ' ') or '') + line.account.name&gt;</text:placeholder></text:p>
            </table:table-cell>
            <table:table-cell table:style-name="Table1.B4" table:number-columns-spanned="2" office:value-type="string">
              <text:p text:style-name="P5"><text:placeholder text:placeholder-type="text">&lt;line.description&gt;</text:placeholder></text:p>
            </table:table-cell>
            <table:covered-table-cell/>
            <table:table-cell table:style-name="Table1.D4" office:value-type="string">
              <text:p text:style-name="P6"><text:placeholder text:placeholder-type="text">&lt;formatLang(line.debit, user.language, currency=company.currency)&gt;</text:placeholder></text:p>
            </table:table-cell>
            <table:table-cell table:style-name="Table1.E4" office:value-type="string">
              <text:p text:style-name="P6"><text:placeholder text:placeholder-type="text">&lt;formatLang(line.credit, user.language, currency=company.currency)&gt;</text:placeholder></text:p>
            </table:table-cell>
          </table:table-row>
          <table:table-row>
            <table:table-cell table:style-name="Table1.A5" table:number-columns-spanned="5" office:value-type="string">
              <text:p text:style-name="P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fo:text-indent="0m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58.63mm" style:rel-column-width="21845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87.95mm" style:rel-column-width="32768*"/>
    </style:style>
    <style:style style:name="Table2.B" style:family="table-column">
      <style:table-column-properties style:column-width="87.95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General Journal</text:p>
            </table:table-cell>
            <table:table-cell table:style-name="Table3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OpenBSD_X86_64 LibreOffice_project/350m1$Build-3</meta:generator>
    <meta:creation-date>2012-11-14T22:45:37</meta:creation-date>
    <meta:editing-cycles>1</meta:editing-cycles>
    <meta:editing-duration>P0D</meta:editing-duration>
    <meta:document-statistic meta:table-count="3" meta:image-count="0" meta:object-count="0" meta:page-count="1" meta:paragraph-count="29" meta:word-count="87" meta:character-count="949" meta:non-whitespace-character-count="891"/>
    <meta:user-defined meta:name="Info 1"/>
    <meta:user-defined meta:name="Info 2"/>
    <meta:user-defined meta:name="Info 3"/>
    <meta:user-defined meta:name="Info 4"/>
  </office:meta>
</office:document-meta>
</file>